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397cm" fo:margin-bottom="0.397cm" fo:text-align="justify" style:justify-single-word="false" fo:orphans="2" fo:widows="2" fo:text-indent="0cm" style:auto-text-indent="false"/>
    </style:style>
    <style:style style:name="P2" style:family="paragraph" style:parent-style-name="Text_20_body">
      <style:paragraph-properties fo:margin-left="0.132cm" fo:margin-right="0.265cm" fo:margin-top="0.397cm" fo:margin-bottom="0.397cm" style:line-height-at-least="0.635cm" fo:text-align="center" style:justify-single-word="false" fo:orphans="2" fo:widows="2" fo:text-indent="0cm" style:auto-text-indent="false" fo:padding-left="0.132cm" fo:padding-right="0.132cm" fo:padding-top="0.049cm" fo:padding-bottom="0.049cm" fo:border="0.035cm solid #000000"/>
    </style:style>
    <style:style style:name="P3" style:family="paragraph" style:parent-style-name="Text_20_body">
      <style:paragraph-properties fo:margin-left="0.132cm" fo:margin-right="0.265cm" fo:margin-top="0.397cm" fo:margin-bottom="0.397cm" fo:line-height="100%" fo:text-align="center" style:justify-single-word="false" fo:orphans="2" fo:widows="2" fo:text-indent="0cm" style:auto-text-indent="false" fo:padding-left="0.132cm" fo:padding-right="0.132cm" fo:padding-top="0.049cm" fo:padding-bottom="0.049cm" fo:border="0.035cm solid #000000"/>
    </style:style>
    <style:style style:name="P4" style:family="paragraph" style:parent-style-name="Text_20_body" style:list-style-name="L1">
      <style:paragraph-properties fo:margin-left="0.132cm" fo:margin-right="0.265cm" fo:margin-top="0.397cm" fo:margin-bottom="0.397cm" fo:line-height="100%" fo:text-align="center" style:justify-single-word="false" fo:orphans="2" fo:widows="2" fo:text-indent="0cm" style:auto-text-indent="false" fo:padding-left="0.132cm" fo:padding-right="0.132cm" fo:padding-top="0.049cm" fo:padding-bottom="0.049cm" fo:border="0.035cm solid #000000"/>
    </style:style>
    <style:style style:name="P5" style:family="paragraph" style:parent-style-name="Text_20_body" style:list-style-name="L2">
      <style:paragraph-properties fo:margin-left="0.132cm" fo:margin-right="0.265cm" fo:margin-top="0.397cm" fo:margin-bottom="0.397cm" fo:line-height="100%" fo:text-align="center" style:justify-single-word="false" fo:orphans="2" fo:widows="2" fo:text-indent="0cm" style:auto-text-indent="false" fo:padding-left="0.132cm" fo:padding-right="0.132cm" fo:padding-top="0.049cm" fo:padding-bottom="0.049cm" fo:border="0.035cm solid #000000"/>
    </style:style>
    <style:style style:name="P6" style:family="paragraph" style:parent-style-name="Text_20_body">
      <style:paragraph-properties fo:margin-left="0.132cm" fo:margin-right="0.265cm" fo:margin-top="0.397cm" fo:margin-bottom="0.397cm" fo:line-height="100%" fo:text-align="justify" style:justify-single-word="false" fo:orphans="2" fo:widows="2" fo:text-indent="0cm" style:auto-text-indent="false" fo:padding-left="0.132cm" fo:padding-right="0.132cm" fo:padding-top="0.049cm" fo:padding-bottom="0.049cm" fo:border="0.035cm solid #000000"/>
    </style:style>
    <style:style style:name="P7" style:family="paragraph" style:parent-style-name="Text_20_body">
      <style:paragraph-properties fo:margin-left="0.132cm" fo:margin-right="0.265cm" fo:margin-top="0.397cm" fo:margin-bottom="0cm" fo:line-height="100%" fo:text-align="center" style:justify-single-word="false" fo:orphans="2" fo:widows="2" fo:text-indent="0cm" style:auto-text-indent="false" fo:padding-left="0.132cm" fo:padding-right="0.132cm" fo:padding-top="0.049cm" fo:padding-bottom="0.049cm" fo:border="0.035cm solid #000000"/>
    </style:style>
    <style:style style:name="P8" style:family="paragraph" style:parent-style-name="Text_20_body">
      <style:paragraph-properties fo:margin-left="0cm" fo:margin-right="0.265cm" fo:margin-top="0.397cm" fo:margin-bottom="0.397cm" fo:line-height="100%" fo:text-align="justify" style:justify-single-word="false" fo:orphans="2" fo:widows="2" fo:text-indent="0cm" style:auto-text-indent="false" fo:padding-left="0.132cm" fo:padding-right="0.132cm" fo:padding-top="0.049cm" fo:padding-bottom="0.049cm" fo:border="0.035cm solid #000000"/>
    </style:style>
    <style:style style:name="P9" style:family="paragraph" style:parent-style-name="Text_20_body">
      <style:paragraph-properties fo:margin-left="0cm" fo:margin-right="0.265cm" fo:margin-top="0.397cm" fo:margin-bottom="0.397cm" fo:line-height="100%" fo:text-align="center" style:justify-single-word="false" fo:orphans="2" fo:widows="2" fo:text-indent="0cm" style:auto-text-indent="false" fo:padding-left="0.132cm" fo:padding-right="0.132cm" fo:padding-top="0.049cm" fo:padding-bottom="0.049cm" fo:border="0.035cm solid #000000"/>
    </style:style>
    <style:style style:name="P10" style:family="paragraph" style:parent-style-name="Standard">
      <style:paragraph-properties fo:line-height="100%"/>
    </style:style>
    <style:style style:name="T1" style:family="text">
      <style:text-properties fo:font-variant="normal" fo:text-transform="none" fo:color="#444444" style:font-name="Open Sans" fo:font-size="10.5pt" fo:letter-spacing="normal" fo:font-style="normal" fo:font-weight="bold"/>
    </style:style>
    <style:style style:name="T2" style:family="text">
      <style:text-properties fo:font-variant="normal" fo:text-transform="none" fo:color="#444444" style:font-name="Open Sans" fo:font-size="10.5pt" fo:letter-spacing="normal" fo:font-style="normal" fo:font-weight="bold" style:font-weight-asian="bold" style:font-weight-complex="bold"/>
    </style:style>
    <style:style style:name="T3" style:family="text">
      <style:text-properties fo:font-variant="normal" fo:text-transform="none" fo:color="#444444" style:font-name="Open Sans" fo:font-size="10.5pt" fo:letter-spacing="normal" fo:font-style="normal" fo:font-weight="normal"/>
    </style:style>
    <style:style style:name="T4" style:family="text">
      <style:text-properties fo:font-variant="normal" fo:text-transform="none" fo:color="#ffffff" style:text-line-through-style="none" style:font-name="Open Sans" fo:font-size="13.5pt" fo:letter-spacing="normal" fo:font-style="normal" style:text-underline-style="none" fo:font-weight="normal" style:text-blinking="false" fo:background-color="transparen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PMBOK 6ª Edição Capítulo 4</text:span></text:span><text:span text:style-name="T3"><text:line-break/>Gerenciamento da integração do projeto</text:span></text:p>
      <text:p text:style-name="P2"><text:a xlink:type="simple" xlink:href="https://slideplayer.com.br/slide/1637427/5/images/2/Processos+.1+Desenvolver+o+Plano+do+Projeto+ou+Termo+de+Abertura+%28Project+Charter%29+.2+Desenvolver+o+Plano+de+Gerenciamento+do+Projeto..jpg" office:target-frame-name="_blank" xlink:show="new" text:style-name="Internet_20_link" text:visited-style-name="Visited_20_Internet_20_Link"><text:span text:style-name="T4">2</text:span></text:a><text:span text:style-name="T3"> Processos.</text:span></text:p>
      <text:p text:style-name="P6"><text:span text:style-name="T3">1 Desenvolver o Plano do Projeto ou Termo de Abertura (Project Charter).</text:span></text:p>
      <text:p text:style-name="P6"><text:span text:style-name="T3">2 Desenvolver o Plano de Gerenciamento do Projeto.</text:span></text:p>
      <text:p text:style-name="P6"><text:span text:style-name="T3">3 Orientar e Gerenciar o trabalho no projeto.</text:span></text:p>
      <text:p text:style-name="P6"><text:span text:style-name="T3">4 Monitorar e Controlar o trabalho no projeto.</text:span></text:p>
      <text:p text:style-name="P6"><text:span text:style-name="T3">5 Manter o controle integrado das mudanças.</text:span></text:p>
      <text:p text:style-name="P6"><text:span text:style-name="T3">6 Fechar uma fase ou o projeto.TAP</text:span></text:p>
      <text:p text:style-name="P3"><text:a xlink:type="simple" xlink:href="https://slideplayer.com.br/slide/1637427/5/images/3/Gerenciamento+da+integração+do+projeto.jpg" office:target-frame-name="_blank" xlink:show="new" text:style-name="Internet_20_link" text:visited-style-name="Visited_20_Internet_20_Link"><text:span text:style-name="T4">3</text:span></text:a><text:span text:style-name="T3"> </text:span><text:span text:style-name="Strong_20_Emphasis"><text:span text:style-name="T1">Gerenciamento da integração do projeto</text:span></text:span></text:p>
      <text:p text:style-name="P3"><text:span text:style-name="T3"><text:line-break/>TAP</text:span></text:p>
      <text:p text:style-name="P3"><text:span text:style-name="T3">Gerenciamento da integração do projeto</text:span></text:p>
      <text:p text:style-name="P6"><text:span text:style-name="T3">A integração, no contexto do gerenciamento de um projeto, consiste em fazer escolhas sobre em que pontos concentrar recursos e esforço e em qualquer dia específico, antecipando e tratando possíveis problemas, antes de se tornarem críticos, coordenando o trabalho visando o bem geral do projeto.</text:span></text:p>
      <text:p text:style-name="P6"><text:span text:style-name="T3">O esforço de integração também envolve fazer compensações entre objetivos e alternativas conflitantes.</text:span></text:p>
      <text:p text:style-name="P6"><text:span text:style-name="T3"/></text:p>
      <text:p text:style-name="P6"><text:span text:style-name="T3"/></text:p>
      <text:p text:style-name="P8"><text:span text:style-name="T3"/></text:p>
      <text:p text:style-name="P8"><text:span text:style-name="T3"/></text:p>
      <text:p text:style-name="P8"><text:span text:style-name="T3"/></text:p>
      <text:p text:style-name="P3"><text:soft-page-break/><text:a xlink:type="simple" xlink:href="https://slideplayer.com.br/slide/1637427/5/images/4/4.1+Desenvolver+o+plano+do+projeto.jpg" office:target-frame-name="_blank" xlink:show="new" text:style-name="Internet_20_link" text:visited-style-name="Visited_20_Internet_20_Link"><text:span text:style-name="T4">4</text:span></text:a><text:span text:style-name="T3"> </text:span><text:span text:style-name="Strong_20_Emphasis"><text:span text:style-name="T1">4.1 Desenvolver o plano do projeto</text:span></text:span></text:p>
      <text:p text:style-name="P9"><text:span text:style-name="T3"><text:line-break/>TAP</text:span></text:p>
      <text:p text:style-name="P3"><text:span text:style-name="T3">Entradas.</text:span></text:p>
      <text:p text:style-name="P3"><text:span text:style-name="T3">1 Declaração de trabalho</text:span></text:p>
      <text:p text:style-name="P6"><text:span text:style-name="T3">A declaração do trabalho é uma descrição dos produtos ou serviços que serão fornecidos pelo projeto. São necessidades de negócios, requisitos do serviço ou produto, recebidas do cliente externo como parte de um documento de licitação, solicitações de proposta, informações, preços ou como parte de um contrato..</text:span></text:p>
      <text:p text:style-name="P6"><text:span text:style-name="T3">2 Modelo / plano do negócio</text:span></text:p>
      <text:p text:style-name="P3"><text:a xlink:type="simple" xlink:href="https://slideplayer.com.br/slide/1637427/5/images/5/4.1+Desenvolver+o+plano+do+projeto.jpg" office:target-frame-name="_blank" xlink:show="new" text:style-name="Internet_20_link" text:visited-style-name="Visited_20_Internet_20_Link"><text:span text:style-name="T4">5</text:span></text:a><text:span text:style-name="T3"> </text:span><text:span text:style-name="Strong_20_Emphasis"><text:span text:style-name="T1">4.1 Desenvolver o plano do projeto</text:span></text:span></text:p>
      <text:p text:style-name="P3"><text:span text:style-name="T3"><text:line-break/>Entradas.</text:span></text:p>
      <text:p text:style-name="P3"><text:span text:style-name="T3">3 Acordos.</text:span></text:p>
      <text:p text:style-name="P3"><text:span text:style-name="T3">4 Fatores ambientais da empresa</text:span></text:p>
      <text:p text:style-name="P3"><text:span text:style-name="T3">Todos e quaisquer sistemas e fatores que cercam e influenciam o sucesso do projeto.</text:span></text:p>
      <text:p text:style-name="P3"><text:span text:style-name="T3">5 Ativos de processos organizacionais</text:span></text:p>
      <text:p text:style-name="P3"><text:span text:style-name="T3">Todas organizações envolvidas no projeto podem ter políticas, procedimentos, planos e diretrizes formais e informais a considerar.Esses ativos também representam o aprendizado e o conhecimento das organizações obtidos de projetos anteriores.</text:span></text:p>
      <text:p text:style-name="P3"><text:span text:style-name="T3">TAP</text:span></text:p>
      <text:p text:style-name="P3"><text:span text:style-name="T3"/></text:p>
      <text:p text:style-name="P3"><text:span text:style-name="T3"/></text:p>
      <text:p text:style-name="P3"><text:span text:style-name="T3"/></text:p>
      <text:p text:style-name="P3"><text:span text:style-name="T3"/></text:p>
      <text:p text:style-name="P3"><text:soft-page-break/><text:a xlink:type="simple" xlink:href="https://slideplayer.com.br/slide/1637427/5/images/6/Detalhamento+das+Entradas.jpg" office:target-frame-name="_blank" xlink:show="new" text:style-name="Internet_20_link" text:visited-style-name="Visited_20_Internet_20_Link"><text:span text:style-name="T4">6</text:span></text:a><text:span text:style-name="T3"> </text:span><text:span text:style-name="Strong_20_Emphasis"><text:span text:style-name="T1">Detalhamento das Entradas</text:span></text:span></text:p>
      <text:p text:style-name="P3"><text:span text:style-name="T3"><text:line-break/>A declaração de trabalho é uma descrição narrativa dos produtos, serviços ou resultados esperados para o tratamento de algum problema ou necessidade.</text:span></text:p>
      <text:p text:style-name="P3"><text:span text:style-name="T3">Em projetos internos, o solicitante provê os requisitos.</text:span></text:p>
      <text:p text:style-name="P3"><text:span text:style-name="T3">Para externos, pode ser uma licitação, um convite, parte de um contrato ou resultado de algum levantamento junto a cliente.</text:span></text:p>
      <text:p text:style-name="P3"><text:a xlink:type="simple" xlink:href="https://slideplayer.com.br/slide/1637427/5/images/7/Detalhamento+das+Entradas.jpg" office:target-frame-name="_blank" xlink:show="new" text:style-name="Internet_20_link" text:visited-style-name="Visited_20_Internet_20_Link"><text:span text:style-name="T4">7</text:span></text:a><text:span text:style-name="T3"> </text:span><text:span text:style-name="Strong_20_Emphasis"><text:span text:style-name="T1">Detalhamento das Entradas</text:span></text:span></text:p>
      <text:p text:style-name="P3"><text:span text:style-name="T3"><text:line-break/>A declaração de trabalho deve conter pelo menos:</text:span></text:p>
      <text:p text:style-name="P3"><text:span text:style-name="T3">O problema a resolver – pode ser uma demanda de mercado, avanço tecnológico, requisito legal ou consideração ambiental.</text:span></text:p>
      <text:p text:style-name="P3"><text:span text:style-name="T3">Delimitação do escopo do produto e restrições para o trabalho de desenvolvimento.</text:span></text:p>
      <text:p text:style-name="P3"><text:span text:style-name="T3">Alinhamento ao plano estratégico da entidade – projetos devem contribuir para os objetivos maiores da empresa.</text:span></text:p>
      <text:p text:style-name="P3"><text:a xlink:type="simple" xlink:href="https://slideplayer.com.br/slide/1637427/5/images/8/Detalhamento+das+Entradas.jpg" office:target-frame-name="_blank" xlink:show="new" text:style-name="Internet_20_link" text:visited-style-name="Visited_20_Internet_20_Link"><text:span text:style-name="T4">8</text:span></text:a><text:span text:style-name="T3"> </text:span><text:span text:style-name="Strong_20_Emphasis"><text:span text:style-name="T1">Detalhamento das Entradas</text:span></text:span></text:p>
      <text:p text:style-name="P3"><text:span text:style-name="T3"><text:line-break/>O modelo, o plano de negócio ou documento similar descreve a razão pela qual o projeto deve ser efetuado e suas fronteiras.</text:span></text:p>
      <text:p text:style-name="P3"><text:span text:style-name="T3">Traz a análise custo-benefício estabelecendo limites para o projeto.</text:span></text:p>
      <text:p text:style-name="P3"><text:span text:style-name="T3">Apresenta elementos para a análise de riscos, informações de interfaces, mercado esperado, influencias e pressupostos para a decisão de seguir com o projeto.</text:span></text:p>
      <text:p text:style-name="P3"><text:span text:style-name="T3">Acordos podem ter sido necessários</text:span></text:p>
      <text:p text:style-name="P3"><text:span text:style-name="T3">MOU (memorando de entendimentos)</text:span></text:p>
      <text:p text:style-name="P3"><text:span text:style-name="T3">SLA (acordo de níveis de serviço)</text:span></text:p>
      <text:p text:style-name="P3"><text:span text:style-name="T3">NDA (non disclosure agreement – sigilo)</text:span></text:p>
      <text:p text:style-name="P3"><text:span text:style-name="T3">Cartas de intenção...</text:span></text:p>
      <text:p text:style-name="P3"><text:soft-page-break/><text:a xlink:type="simple" xlink:href="https://slideplayer.com.br/slide/1637427/5/images/9/Detalhamento+das+Entradas.jpg" office:target-frame-name="_blank" xlink:show="new" text:style-name="Internet_20_link" text:visited-style-name="Visited_20_Internet_20_Link"><text:span text:style-name="T4">9</text:span></text:a><text:span text:style-name="T3"> </text:span><text:span text:style-name="Strong_20_Emphasis"><text:span text:style-name="T1">Detalhamento das Entradas</text:span></text:span></text:p>
      <text:p text:style-name="P3"><text:span text:style-name="T3"><text:line-break/>TAP</text:span></text:p>
      <text:p text:style-name="P3"><text:span text:style-name="T3">Nos fatores ambientais da empresa</text:span></text:p>
      <text:p text:style-name="P3"><text:span text:style-name="T3">Infraestrutura (equipamentos e instalações)</text:span></text:p>
      <text:p text:style-name="P3"><text:span text:style-name="T3">Recursos humanos (habilidades, disciplinas e conhecimento, como projeto, desenvolvimento, departamento jurídico, contratação e compras)</text:span></text:p>
      <text:p text:style-name="P3"><text:span text:style-name="T3">Administração de pessoal (diretrizes de contratação e demissão, análises de desempenho dos funcionários e registros de treinamento)</text:span></text:p>
      <text:p text:style-name="P3"><text:span text:style-name="T3">Sistema de autorização do trabalho da empresa</text:span></text:p>
      <text:p text:style-name="P3"><text:span text:style-name="T3">Condições do mercado</text:span></text:p>
      <text:p text:style-name="P3"><text:a xlink:type="simple" xlink:href="https://slideplayer.com.br/slide/1637427/5/images/10/Detalhamento+das+Entradas.jpg" office:target-frame-name="_blank" xlink:show="new" text:style-name="Internet_20_link" text:visited-style-name="Visited_20_Internet_20_Link"><text:span text:style-name="T4">10</text:span></text:a><text:span text:style-name="T3"> </text:span><text:span text:style-name="Strong_20_Emphasis"><text:span text:style-name="T1">Detalhamento das Entradas</text:span></text:span><text:span text:style-name="T3"><text:line-break/>TAPDetalhamento das Entradas</text:span></text:p>
      <text:p text:style-name="P3"><text:span text:style-name="T3">Ainda fatores ambientais da empresa</text:span></text:p>
      <text:p text:style-name="P3"><text:span text:style-name="T3">Tolerância a risco das partes interessadas</text:span></text:p>
      <text:p text:style-name="P3"><text:span text:style-name="T3">Bancos de dados comerciais (dados padronizados de estimativa de custos, informações sobre estudos de risco do setor e bancos de dados de riscos)</text:span></text:p>
      <text:p text:style-name="P3"><text:span text:style-name="T3">Sistemas de informações do gerenciamento de projetos (conjunto de ferramentas automatizadas, para elaboração de cronogramas, sistema de gerenciamento de configuração, coleta e distribuição de informações ou interfaces Web para outros sistemas on-line automatizados).</text:span></text:p>
      <text:p text:style-name="P3"><text:a xlink:type="simple" xlink:href="https://slideplayer.com.br/slide/1637427/5/images/11/Detalhamento+das+Entradas.jpg" office:target-frame-name="_blank" xlink:show="new" text:style-name="Internet_20_link" text:visited-style-name="Visited_20_Internet_20_Link"><text:span text:style-name="T4">11</text:span></text:a><text:span text:style-name="T3"> </text:span><text:span text:style-name="Strong_20_Emphasis"><text:span text:style-name="T1">Detalhamento das Entradas</text:span></text:span><text:span text:style-name="T3"><text:line-break/>TAPOs ativos de processos organizacionais poderiam ser agrupados em duas categorias:</text:span></text:p>
      <text:p text:style-name="P3"><text:span text:style-name="T3">1ª) Procedimentos da organização para realizar o trabalho:</text:span></text:p>
      <text:p text:style-name="P3"><text:span text:style-name="T3">Processos organizacionais padrão, como normas, políticas (segurança, saúde e política de gerenciamento de projetos), ciclos de vida padrão do produto e do projeto, políticas e procedimentos de qualidade</text:span></text:p>
      <text:p text:style-name="P3"><text:span text:style-name="T3">Por exemplo: auditorias de processo, metas de melhoria, listas de verificação e definições padronizadas de processos para uso na organização.</text:span></text:p>
      <text:p text:style-name="P3"><text:soft-page-break/><text:a xlink:type="simple" xlink:href="https://slideplayer.com.br/slide/1637427/5/images/12/Detalhamento+das+Entradas.jpg" office:target-frame-name="_blank" xlink:show="new" text:style-name="Internet_20_link" text:visited-style-name="Visited_20_Internet_20_Link"><text:span text:style-name="T4">12</text:span></text:a><text:span text:style-name="T3"> </text:span><text:span text:style-name="Strong_20_Emphasis"><text:span text:style-name="T1">Detalhamento das Entradas</text:span></text:span><text:span text:style-name="T3"><text:line-break/>TAP1ª) mais procedimentos da organização para realizar o trabalho:</text:span></text:p>
      <text:p text:style-name="P3"><text:span text:style-name="T3">Diretrizes padronizadas, instruções de trabalho, critérios de avaliação de propostas e de medição de desempenho</text:span></text:p>
      <text:p text:style-name="P3"><text:span text:style-name="T3">Modelos (de risco, estrutura analítica do projeto, do diagrama de rede do cronograma do projeto)</text:span></text:p>
      <text:p text:style-name="P3"><text:span text:style-name="T3">Diretrizes e critérios para adequação do conjunto de processos padrão da organização para satisfazer às necessidades específicas do projeto</text:span></text:p>
      <text:p text:style-name="P3"><text:span text:style-name="T3">Requisitos de comunicação da organização (a tecnologia de comunicação específica disponível, meios de comunicação permitidos, retenção de registros e requisitos de segurança).</text:span></text:p>
      <text:p text:style-name="P3"><text:a xlink:type="simple" xlink:href="https://slideplayer.com.br/slide/1637427/5/images/13/Detalhamento+das+Entradas.jpg" office:target-frame-name="_blank" xlink:show="new" text:style-name="Internet_20_link" text:visited-style-name="Visited_20_Internet_20_Link"><text:span text:style-name="T4">13</text:span></text:a><text:span text:style-name="T3"> </text:span><text:span text:style-name="Strong_20_Emphasis"><text:span text:style-name="T1">Detalhamento das Entradas</text:span></text:span><text:span text:style-name="T3"><text:line-break/>TAP1ª) ainda mais procedimentos da organização para realizar o trabalho:</text:span></text:p>
      <text:p text:style-name="P3"><text:span text:style-name="T3">Os requisitos ou diretrizes para encerramento do projeto (auditorias finais do projeto, avaliações, validações de produtos e critérios de aceitação)</text:span></text:p>
      <text:p text:style-name="P3"><text:span text:style-name="T3">Os controles financeiros (relatórios de horas, revisões de despesas e desembolsos necessários, códigos de contabilidade e cláusulas contratuais padrão)</text:span></text:p>
      <text:p text:style-name="P3"><text:span text:style-name="T3">O gerenciamento de problemas e defeitos, sua identificação, resolução e acompanhamento de itens de ação.O controle de mudanças, inclusive os passos para modificação das normas, políticas, planos e procedimentos oficiais da empresa — ou quaisquer documentos do projeto — e como essas mudanças serão aprovadas e validadas.</text:span></text:p>
      <text:p text:style-name="P3"><text:a xlink:type="simple" xlink:href="https://slideplayer.com.br/slide/1637427/5/images/14/Detalhamento+das+Entradas.jpg" office:target-frame-name="_blank" xlink:show="new" text:style-name="Internet_20_link" text:visited-style-name="Visited_20_Internet_20_Link"><text:span text:style-name="T4">14</text:span></text:a><text:span text:style-name="T3"> </text:span><text:span text:style-name="Strong_20_Emphasis"><text:span text:style-name="T1">Detalhamento das Entradas</text:span></text:span><text:span text:style-name="T3"><text:line-break/>1ª) último - procedimentos da organização para realizar o trabalho:</text:span></text:p>
      <text:p text:style-name="P3"><text:span text:style-name="T3">Procedimentos de controle de riscos, inclusive categorias de risco, impacto e definição de probabilidade e matriz de probabilidade e impacto;</text:span></text:p>
      <text:p text:style-name="P3"><text:span text:style-name="T3">Procedimentos para aprovar e emitir autorizações do trabalho;</text:span></text:p>
      <text:p text:style-name="P3"><text:span text:style-name="T3">E demais idiossincrasias das rotinas da organização, legislação a obedecer, regras da “matriz”, idioma dos documentos...TAP</text:span></text:p>
      <text:p text:style-name="P3"><text:span text:style-name="T3"/></text:p>
      <text:p text:style-name="P3"><text:span text:style-name="T3"/></text:p>
      <text:p text:style-name="P3"><text:span text:style-name="T3"/></text:p>
      <text:p text:style-name="P3"><text:soft-page-break/><text:a xlink:type="simple" xlink:href="https://slideplayer.com.br/slide/1637427/5/images/15/Detalhamento+das+Entradas.jpg" office:target-frame-name="_blank" xlink:show="new" text:style-name="Internet_20_link" text:visited-style-name="Visited_20_Internet_20_Link"><text:span text:style-name="T4">15</text:span></text:a><text:span text:style-name="T3"> </text:span><text:span text:style-name="Strong_20_Emphasis"><text:span text:style-name="T1">Detalhamento das Entradas</text:span></text:span><text:span text:style-name="T3"><text:line-break/>TAPAtivos de processos organizacionais</text:span></text:p>
      <text:p text:style-name="P3"><text:span text:style-name="T3">2ª) Base de conhecimento corporativo para armazenar e recuperar informações:</text:span></text:p>
      <text:p text:style-name="P3"><text:span text:style-name="T3">Banco de dados de medição de processos usado para coletar e disponibilizar os dados de medição de processos e produtos;</text:span></text:p>
      <text:p text:style-name="P3"><text:span text:style-name="T3">Arquivos do projeto</text:span></text:p>
      <text:p text:style-name="P3"><text:span text:style-name="T3">escopo, custo, cronograma e linhas de base da qualidade, da medição de desempenho, calendários do projeto, diagramas de rede do cronograma do projeto, registros de riscos, ações de resposta planejadas e impacto de risco definido...</text:span></text:p>
      <text:p text:style-name="P3"><text:span text:style-name="T3">Informações históricas e lições aprendidas (registros e documentos de projetos, todas as informações e a documentação relativas ao encerramento do projeto, sobre os resultados de decisões a respeito da seleção de projetos anteriores, seu desempenho e informações do esforço de gerenciamento de riscos).</text:span></text:p>
      <text:p text:style-name="P3"><text:a xlink:type="simple" xlink:href="https://slideplayer.com.br/slide/1637427/5/images/16/Detalhamento+das+Entradas.jpg" office:target-frame-name="_blank" xlink:show="new" text:style-name="Internet_20_link" text:visited-style-name="Visited_20_Internet_20_Link"><text:span text:style-name="T4">16</text:span></text:a><text:span text:style-name="T3"> </text:span><text:span text:style-name="Strong_20_Emphasis"><text:span text:style-name="T1">Detalhamento das Entradas</text:span></text:span><text:span text:style-name="T3"><text:line-break/>TAPBase de conhecimento corporativo da empresa</text:span></text:p>
      <text:p text:style-name="P3"><text:span text:style-name="T3">Banco de dados de gerenciamento de problemas e defeitos contendo o andamento de problemas e defeitos, informações de controle, resolução de problemas e defeitos e resultados de itens de ação.</text:span></text:p>
      <text:p text:style-name="P3"><text:span text:style-name="T3">Base de conhecimento de gerenciamento de configuração contendo as versões e as linhas de base de todas as normas, políticas, procedimentos oficiais da empresa e quaisquer documentos de projetos.</text:span></text:p>
      <text:p text:style-name="P3"><text:span text:style-name="T3">Banco de dados financeiro contendo informações como horas de mão-de-obra, custos incorridos, orçamentos e estouros nos custos do projeto.</text:span></text:p>
      <text:p text:style-name="P3"><text:a xlink:type="simple" xlink:href="https://slideplayer.com.br/slide/1637427/5/images/17/Ferramentas+e+técnicas.jpg" office:target-frame-name="_blank" xlink:show="new" text:style-name="Internet_20_link" text:visited-style-name="Visited_20_Internet_20_Link"><text:span text:style-name="T4">17</text:span></text:a><text:span text:style-name="T3"> </text:span><text:span text:style-name="Strong_20_Emphasis"><text:span text:style-name="T1">Ferramentas e técnicas</text:span></text:span><text:span text:style-name="T3"><text:line-break/>.1 Opinião especializada</text:span></text:p>
      <text:p text:style-name="P3"><text:span text:style-name="T3">Usada para avaliar as entradas necessárias para desenvolver o termo de abertura do projeto. São aplicadas a qualquer detalhe técnico e de gerenciamento durante esse processo.</text:span></text:p>
      <text:p text:style-name="P3"><text:span text:style-name="T3">Essa especialização pode ser oferecida por qualquer grupo ou pessoa com conhecimento ou treinamento especializado, disponível em outras unidades dentro da organização, consultores, partes interessadas (como clientes ou patrocinadores), associações profissionais e técnicas...TAP</text:span></text:p>
      <text:p text:style-name="P3"><text:span text:style-name="T3"/></text:p>
      <text:p text:style-name="P3"><text:soft-page-break/><text:a xlink:type="simple" xlink:href="https://slideplayer.com.br/slide/1637427/5/images/18/Ferramentas+e+técnicas.jpg" office:target-frame-name="_blank" xlink:show="new" text:style-name="Internet_20_link" text:visited-style-name="Visited_20_Internet_20_Link"><text:span text:style-name="T4">18</text:span></text:a><text:span text:style-name="T3"> </text:span><text:span text:style-name="Strong_20_Emphasis"><text:span text:style-name="T1">Ferramentas e técnicas</text:span></text:span><text:span text:style-name="T3"><text:line-break/>.2 Técnicas de facilitadores</text:span></text:p>
      <text:p text:style-name="P3"><text:span text:style-name="T3">Brainstorming, resolução de conflitos, design thinking, resolução de problemas e reuniões.</text:span></text:p>
      <text:p text:style-name="P3"><text:span text:style-name="T3">Medição de benefícios, modelos de pontuação, contribuição de benefícios ou modelos econômicos.</text:span></text:p>
      <text:p text:style-name="P3"><text:span text:style-name="T3">Modelos matemáticos que usam algoritmos de programação linear, não-linear, dinâmica...</text:span></text:p>
      <text:p text:style-name="P3"><text:span text:style-name="T3">EstatísticasTAP</text:span></text:p>
      <text:p text:style-name="P3"><text:a xlink:type="simple" xlink:href="https://slideplayer.com.br/slide/1637427/5/images/19/Saída+TAP.+.1+Termo+de+abertura+do+projeto.+%28ou+o+nome+que+a+entidade+resolver+dar%29.jpg" office:target-frame-name="_blank" xlink:show="new" text:style-name="Internet_20_link" text:visited-style-name="Visited_20_Internet_20_Link"><text:span text:style-name="T4">19</text:span></text:a><text:span text:style-name="T3"> SaídaTAP.1 Termo de abertura do projeto(ou o nome que a entidade resolver dar)Autoriza formalmente o projeto, contém as informações que a entidade julgar necessárias para iniciar, alocar recursos, estabelecer o gerenciamento e o acompanhamento dos resultados previstos.Conterá...</text:span></text:p>
      <text:p text:style-name="P3"><text:span text:style-name="T3">Saída</text:span></text:p>
      <text:p text:style-name="P3"><text:span text:style-name="T3">1.Termo de abertura do projeto (ou o nome que a entidade resolver dar)</text:span></text:p>
      <text:p text:style-name="P3"><text:span text:style-name="T3">Autoriza formalmente o projeto, contém as informações que a entidade julgar necessárias para iniciar, alocar recursos, estabelecer o gerenciamento e o acompanhamento dos resultados previstos.</text:span></text:p>
      <text:p text:style-name="P3"><text:span text:style-name="T3">Conterá...</text:span></text:p>
      <text:p text:style-name="P3"><text:a xlink:type="simple" xlink:href="https://slideplayer.com.br/slide/1637427/5/images/20/Saída+.1+Termo+de+abertura+do+projeto+TAP.jpg" office:target-frame-name="_blank" xlink:show="new" text:style-name="Internet_20_link" text:visited-style-name="Visited_20_Internet_20_Link"><text:span text:style-name="T4">2</text:span></text:a></text:p>
      <text:p text:style-name="P3"><text:a xlink:type="simple" xlink:href="https://slideplayer.com.br/slide/1637427/5/images/20/Saída+.1+Termo+de+abertura+do+projeto+TAP.jpg" office:target-frame-name="_blank" xlink:show="new" text:style-name="Internet_20_link" text:visited-style-name="Visited_20_Internet_20_Link"><text:span text:style-name="T4"/></text:a></text:p>
      <text:p text:style-name="P3"><text:a xlink:type="simple" xlink:href="https://slideplayer.com.br/slide/1637427/5/images/20/Saída+.1+Termo+de+abertura+do+projeto+TAP.jpg" office:target-frame-name="_blank" xlink:show="new" text:style-name="Internet_20_link" text:visited-style-name="Visited_20_Internet_20_Link"><text:span text:style-name="T4"/></text:a></text:p>
      <text:p text:style-name="P3"><text:a xlink:type="simple" xlink:href="https://slideplayer.com.br/slide/1637427/5/images/20/Saída+.1+Termo+de+abertura+do+projeto+TAP.jpg" office:target-frame-name="_blank" xlink:show="new" text:style-name="Internet_20_link" text:visited-style-name="Visited_20_Internet_20_Link"><text:span text:style-name="T4"/></text:a></text:p>
      <text:p text:style-name="P3"><text:a xlink:type="simple" xlink:href="https://slideplayer.com.br/slide/1637427/5/images/20/Saída+.1+Termo+de+abertura+do+projeto+TAP.jpg" office:target-frame-name="_blank" xlink:show="new" text:style-name="Internet_20_link" text:visited-style-name="Visited_20_Internet_20_Link"><text:span text:style-name="T4"/></text:a></text:p>
      <text:p text:style-name="P3"><text:a xlink:type="simple" xlink:href="https://slideplayer.com.br/slide/1637427/5/images/20/Saída+.1+Termo+de+abertura+do+projeto+TAP.jpg" office:target-frame-name="_blank" xlink:show="new" text:style-name="Internet_20_link" text:visited-style-name="Visited_20_Internet_20_Link"><text:span text:style-name="T4"/></text:a></text:p>
      <text:p text:style-name="P3"><text:a xlink:type="simple" xlink:href="https://slideplayer.com.br/slide/1637427/5/images/20/Saída+.1+Termo+de+abertura+do+projeto+TAP.jpg" office:target-frame-name="_blank" xlink:show="new" text:style-name="Internet_20_link" text:visited-style-name="Visited_20_Internet_20_Link"><text:span text:style-name="T4"/></text:a></text:p>
      <text:p text:style-name="P3"><text:a xlink:type="simple" xlink:href="https://slideplayer.com.br/slide/1637427/5/images/20/Saída+.1+Termo+de+abertura+do+projeto+TAP.jpg" office:target-frame-name="_blank" xlink:show="new" text:style-name="Internet_20_link" text:visited-style-name="Visited_20_Internet_20_Link"><text:span text:style-name="T4"/></text:a></text:p>
      <text:p text:style-name="P3"><text:soft-page-break/><text:a xlink:type="simple" xlink:href="https://slideplayer.com.br/slide/1637427/5/images/20/Saída+.1+Termo+de+abertura+do+projeto+TAP.jpg" office:target-frame-name="_blank" xlink:show="new" text:style-name="Internet_20_link" text:visited-style-name="Visited_20_Internet_20_Link"><text:span text:style-name="T4">0</text:span></text:a><text:span text:style-name="T3"> </text:span><text:span text:style-name="Strong_20_Emphasis"><text:span text:style-name="T1">Saída .1 </text:span></text:span></text:p>
      <text:p text:style-name="P3"><text:span text:style-name="Strong_20_Emphasis"><text:span text:style-name="T1">Termo de abertura do projeto TAP</text:span></text:span><text:span text:style-name="T3"><text:line-break/>Justificativa ou objetivo do projeto</text:span></text:p>
      <text:p text:style-name="P3"><text:span text:style-name="T3">Resultados mensuráveis e critérios de sucesso</text:span></text:p>
      <text:p text:style-name="P3"><text:span text:style-name="T3">Requisitos funcionais em alto nível</text:span></text:p>
      <text:p text:style-name="P3"><text:span text:style-name="T3">Pressupostos e limitações</text:span></text:p>
      <text:p text:style-name="P3"><text:span text:style-name="T3">Principais riscos e oportunidades</text:span></text:p>
      <text:p text:style-name="P3"><text:span text:style-name="T3">Marcos do projeto a serem alcançados e verificados</text:span></text:p>
      <text:p text:style-name="P3"><text:span text:style-name="T3">Orçamento básico</text:span></text:p>
      <text:p text:style-name="P3"><text:span text:style-name="T3">Responsáveis</text:span></text:p>
      <text:p text:style-name="P3"><text:span text:style-name="T3">Gerente designado e poderes</text:span></text:p>
      <text:p text:style-name="P3"><text:span text:style-name="T3">Nome e assinatura do patrocinador.</text:span></text:p>
      <text:p text:style-name="P3"><text:a xlink:type="simple" xlink:href="https://slideplayer.com.br/slide/1637427/5/images/21/4.2+Desenvolver+o+plano+de+gerenciamento+do+projeto.jpg" office:target-frame-name="_blank" xlink:show="new" text:style-name="Internet_20_link" text:visited-style-name="Visited_20_Internet_20_Link"><text:span text:style-name="T4">21</text:span></text:a><text:span text:style-name="T3"> </text:span><text:span text:style-name="Strong_20_Emphasis"><text:span text:style-name="T1">4.2 Desenvolver o plano de gerenciamento do projeto</text:span></text:span><text:span text:style-name="T3"><text:line-break/>O plano de gerenciamento do projeto define como o projeto é executado, monitorado, controlado e encerrado. Coordena todos os demais planos subsidiários.</text:span></text:p>
      <text:p text:style-name="P3"><text:span text:style-name="T3">Esse plano documenta o conjunto de saídas dos processos de planejamento.</text:span></text:p>
      <text:p text:style-name="P3"><text:span text:style-name="T3">O plano de gerenciamento do projeto pode ser sumarizado ou detalhado, sendo constituído por um ou mais planos auxiliares e outros componentes obtidos das </text:span><text:span text:style-name="T2">dez</text:span><text:span text:style-name="T3"> áreas de tratamento da gerência de projetos.</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oft-page-break/><text:a xlink:type="simple" xlink:href="https://slideplayer.com.br/slide/1637427/5/images/22/4.2+Desenvolver+o+plano+de+gerenciamento+do+projeto.jpg" office:target-frame-name="_blank" xlink:show="new" text:style-name="Internet_20_link" text:visited-style-name="Visited_20_Internet_20_Link"><text:span text:style-name="T4">22</text:span></text:a><text:span text:style-name="T3"> </text:span><text:span text:style-name="Strong_20_Emphasis"><text:span text:style-name="T1">4.2 Desenvolver o plano de gerenciamento do projeto</text:span></text:span><text:span text:style-name="T3"><text:line-break/>Entradas.</text:span></text:p>
      <text:p text:style-name="P3"><text:span text:style-name="T3">1 TAP.</text:span></text:p>
      <text:p text:style-name="P3"><text:span text:style-name="T3">2 Saídas de outros processos.</text:span></text:p>
      <text:p text:style-name="P3"><text:span text:style-name="T3">3 Fatores ambientais da empresa.</text:span></text:p>
      <text:p text:style-name="P3"><text:span text:style-name="T3">4 Ativos de processos organizacionaisTAP</text:span></text:p>
      <text:p text:style-name="P3"><text:span text:style-name="T3">Escopo</text:span></text:p>
      <text:p text:style-name="P3"><text:a xlink:type="simple" xlink:href="https://slideplayer.com.br/slide/1637427/5/images/23/4.2+Desenvolver+o+plano+de+gerenciamento+do+projeto.jpg" office:target-frame-name="_blank" xlink:show="new" text:style-name="Internet_20_link" text:visited-style-name="Visited_20_Internet_20_Link"><text:span text:style-name="T4">23</text:span></text:a><text:span text:style-name="T3"> </text:span><text:span text:style-name="Strong_20_Emphasis"><text:span text:style-name="T1">4.2 Desenvolver o plano de gerenciamento do projeto</text:span></text:span><text:span text:style-name="T3"><text:line-break/>Ferramentas e técnicas.</text:span></text:p>
      <text:p text:style-name="P3"><text:span text:style-name="T3">1 Opinião especializada.</text:span></text:p>
      <text:p text:style-name="P3"><text:span text:style-name="T3">2 Técnicas de facilitação</text:span></text:p>
      <text:p text:style-name="P3"><text:a xlink:type="simple" xlink:href="https://slideplayer.com.br/slide/1637427/5/images/24/4.2+Desenvolver+o+plano+de+gerenciamento+do+projeto.jpg" office:target-frame-name="_blank" xlink:show="new" text:style-name="Internet_20_link" text:visited-style-name="Visited_20_Internet_20_Link"><text:span text:style-name="T4">24</text:span></text:a><text:span text:style-name="T3"> </text:span><text:span text:style-name="Strong_20_Emphasis"><text:span text:style-name="T1">4.2 Desenvolver o plano de gerenciamento do projeto</text:span></text:span><text:span text:style-name="T3"><text:line-break/>Saída.</text:span></text:p>
      <text:p text:style-name="P3"><text:span text:style-name="T3">1 Plano de gerenciamento do projeto</text:span></text:p>
      <text:p text:style-name="P3"><text:a xlink:type="simple" xlink:href="https://slideplayer.com.br/slide/1637427/5/images/25/Plano+de+gerenciamento+do+projeto.jpg" office:target-frame-name="_blank" xlink:show="new" text:style-name="Internet_20_link" text:visited-style-name="Visited_20_Internet_20_Link"><text:span text:style-name="T4">25</text:span></text:a><text:span text:style-name="T3"> </text:span><text:span text:style-name="Strong_20_Emphasis"><text:span text:style-name="T1">Plano de gerenciamento do projeto</text:span></text:span><text:span text:style-name="T3"><text:line-break/>Integra e consolida(rá) os planos subsidiários e suas “linhas de base ou de partida” do escopo, cronograma, custo;</text:span></text:p>
      <text:p text:style-name="P3"><text:span text:style-name="T3">Os planos de gestão dos requisitos, da qualidade, recursos humanos, comunicações, risco, aquisições e tratamento dos patrocinadores / clientes e demais interessados.</text:span></text:p>
      <text:p text:style-name="P3"><text:span text:style-name="T3">Pode incluir ainda o ciclo de vida ou fases do desenvolvimento, ferramentas e técnicas aplicáveis, nível de implementação progressiva dos resultados, controles e responsabilidades por mudanças …</text:span></text:p>
      <text:p text:style-name="P3"><text:span text:style-name="T3"/></text:p>
      <text:p text:style-name="P3"><text:span text:style-name="T3"/></text:p>
      <text:p text:style-name="P3"><text:span text:style-name="T3"/></text:p>
      <text:p text:style-name="P3"><text:soft-page-break/><text:a xlink:type="simple" xlink:href="https://slideplayer.com.br/slide/1637427/5/images/26/4.3+Dirigir+e+Gerenciar+o+trabalho+no+projeto.jpg" office:target-frame-name="_blank" xlink:show="new" text:style-name="Internet_20_link" text:visited-style-name="Visited_20_Internet_20_Link"><text:span text:style-name="T4">26</text:span></text:a><text:span text:style-name="T3"> </text:span><text:span text:style-name="Strong_20_Emphasis"><text:span text:style-name="T1">4.3 Dirigir e Gerenciar o trabalho no projeto</text:span></text:span><text:span text:style-name="T3"><text:line-break/>Levar a cabo o que foi planejado, monitorando as mudanças.</text:span></text:p>
      <text:p text:style-name="P3"><text:span text:style-name="T3">As entregas são saídas dos processos executados para realizar o trabalho do projeto planejado e agendado no plano de gerenciamento do projeto.</text:span></text:p>
      <text:p text:style-name="P3"><text:span text:style-name="T3">As informações sobre o desempenho do trabalho a respeito da situação atual das entregas, são coletadas como parte da execução do projeto.</text:span></text:p>
      <text:p text:style-name="P3"><text:span text:style-name="T3">Além do gerenciamento, revisar os impactos de mudanças e implementação das que forem aprovadas, sejam elas:</text:span></text:p>
      <text:p text:style-name="P3"><text:a xlink:type="simple" xlink:href="https://slideplayer.com.br/slide/1637427/5/images/27/4.3+Dirigir+e+Gerenciar+o+trabalho+no+projeto.jpg" office:target-frame-name="_blank" xlink:show="new" text:style-name="Internet_20_link" text:visited-style-name="Visited_20_Internet_20_Link"><text:span text:style-name="T4">27</text:span></text:a><text:span text:style-name="T3"> </text:span><text:span text:style-name="Strong_20_Emphasis"><text:span text:style-name="T1">4.3 Dirigir e Gerenciar o trabalho no projeto</text:span></text:span><text:span text:style-name="T3"><text:line-break/>Ações </text:span><text:span text:style-name="T2">corretivas</text:span><text:span text:style-name="T3"> - para que o desempenho do projeto fique de acordo com o plano.</text:span></text:p>
      <text:p text:style-name="P3"><text:span text:style-name="T3">Ações </text:span><text:span text:style-name="T2">preventivas</text:span><text:span text:style-name="T3"> - reduzem a probabilidade de possíveis consequências negativas;</text:span></text:p>
      <text:p text:style-name="P3"><text:span text:style-name="T3">Solicitações de </text:span><text:span text:style-name="T2">reparo de defeito</text:span><text:span text:style-name="T3"> - para corrigir problemas do produto encontrados pelo processo de qualidade.</text:span></text:p>
      <text:p text:style-name="P3"><text:a xlink:type="simple" xlink:href="https://slideplayer.com.br/slide/1637427/5/images/28/4.3+Dirigir+e+Gerenciar+o+trabalho+no+projeto.jpg" office:target-frame-name="_blank" xlink:show="new" text:style-name="Internet_20_link" text:visited-style-name="Visited_20_Internet_20_Link"><text:span text:style-name="T4">28</text:span></text:a><text:span text:style-name="T3"> </text:span><text:span text:style-name="Strong_20_Emphasis"><text:span text:style-name="T1">4.3 Dirigir e Gerenciar o trabalho no projeto</text:span></text:span><text:span text:style-name="T3"><text:line-break/>Entradas.</text:span></text:p>
      <text:p text:style-name="P3"><text:span text:style-name="T3">1 Plano de gerenciamento do projeto.</text:span></text:p>
      <text:p text:style-name="P3"><text:span text:style-name="T3">2 Solicitações de mudança aprovadas</text:span></text:p>
      <text:p text:style-name="P3"><text:span text:style-name="T3">As solicitações de mudança aprovadas são solicitações autorizadas e documentadas que ampliam ou limitam o escopo do projeto, podendo também modificar políticas, planos de gerenciamento, procedimentos, custos ou orçamentos ou revisar cronogramas..</text:span></text:p>
      <text:p text:style-name="P3"><text:span text:style-name="T3">3 Fatores ambientais organizacionais.</text:span></text:p>
      <text:p text:style-name="P3"><text:span text:style-name="T3">4 Ativos de processos organizacionais</text:span></text:p>
      <text:p text:style-name="P3"><text:span text:style-name="T3"/></text:p>
      <text:p text:style-name="P3"><text:span text:style-name="T3"/></text:p>
      <text:p text:style-name="P3"><text:span text:style-name="T3"/></text:p>
      <text:p text:style-name="P3"><text:span text:style-name="T3"/></text:p>
      <text:p text:style-name="P3"><text:soft-page-break/><text:a xlink:type="simple" xlink:href="https://slideplayer.com.br/slide/1637427/5/images/29/4.3+Dirigir+e+gerenciar+a+execução+do+projeto.jpg" office:target-frame-name="_blank" xlink:show="new" text:style-name="Internet_20_link" text:visited-style-name="Visited_20_Internet_20_Link"><text:span text:style-name="T4">29</text:span></text:a><text:span text:style-name="T3"> </text:span><text:span text:style-name="Strong_20_Emphasis"><text:span text:style-name="T1">4.3 Dirigir e gerenciar a execução do projeto</text:span></text:span><text:span text:style-name="T3"><text:line-break/>Ferramentas e técnicas.</text:span></text:p>
      <text:p text:style-name="P3"><text:span text:style-name="T3">1 Opinião especializada.</text:span></text:p>
      <text:p text:style-name="P3"><text:span text:style-name="T3">2 Sistema de informações do gerenciamento de projetos </text:span></text:p>
      <text:p text:style-name="P3"><text:span text:style-name="T3">Metodologia de gerenciamento de projetos.</text:span></text:p>
      <text:p text:style-name="P3"><text:span text:style-name="T3">3 Reuniões</text:span></text:p>
      <text:p text:style-name="P3"><text:a xlink:type="simple" xlink:href="https://slideplayer.com.br/slide/1637427/5/images/30/4.3+Dirigir+e+gerenciar+a+execução+do+projeto.jpg" office:target-frame-name="_blank" xlink:show="new" text:style-name="Internet_20_link" text:visited-style-name="Visited_20_Internet_20_Link"><text:span text:style-name="T4">30</text:span></text:a><text:span text:style-name="T3"> </text:span><text:span text:style-name="Strong_20_Emphasis"><text:span text:style-name="T1">4.3 Dirigir e gerenciar a execução do projeto</text:span></text:span><text:span text:style-name="T3"><text:line-break/>Saídas.</text:span></text:p>
      <text:p text:style-name="P3"><text:span text:style-name="T3">1 Entregas.</text:span></text:p>
      <text:p text:style-name="P3"><text:span text:style-name="T3">2 Informações sobre o desempenho do trabalho</text:span></text:p>
      <text:p text:style-name="P3"><text:span text:style-name="T2">Coleta rotineira das informações sobre a execução do plano de gerenciamento do projeto</text:span><text:span text:style-name="T3">.</text:span></text:p>
      <text:p text:style-name="P3"><text:span text:style-name="T3">Progresso do cronograma</text:span></text:p>
      <text:p text:style-name="P3"><text:span text:style-name="T3">Atendimento dos padrões de qualidade</text:span></text:p>
      <text:p text:style-name="P3"><text:span text:style-name="T3">Custos autorizados e incorridos</text:span></text:p>
      <text:p text:style-name="P3"><text:span text:style-name="T3">Estimativas para terminar as atividades que foram iniciadas</text:span></text:p>
      <text:p text:style-name="P3"><text:span text:style-name="T3">Percentual fisicamente terminado das atividades em andamento</text:span></text:p>
      <text:p text:style-name="P3"><text:span text:style-name="T3">Lições aprendidas documentadas colocadas na base de gestão do conhecimento</text:span></text:p>
      <text:p text:style-name="P3"><text:span text:style-name="T3">Detalhes da utilização de recursos.</text:span></text:p>
      <text:p text:style-name="P3"><text:span text:style-name="T3"/></text:p>
      <text:p text:style-name="P3"><text:span text:style-name="T3"/></text:p>
      <text:p text:style-name="P3"><text:span text:style-name="T3"/></text:p>
      <text:p text:style-name="P3"><text:span text:style-name="T3"/></text:p>
      <text:p text:style-name="P3"><text:soft-page-break/><text:a xlink:type="simple" xlink:href="https://slideplayer.com.br/slide/1637427/5/images/31/4.3+Dirigir+e+gerenciar+a+execução+do+projeto.jpg" office:target-frame-name="_blank" xlink:show="new" text:style-name="Internet_20_link" text:visited-style-name="Visited_20_Internet_20_Link"><text:span text:style-name="T4">31</text:span></text:a><text:span text:style-name="T3"> </text:span><text:span text:style-name="Strong_20_Emphasis"><text:span text:style-name="T1">4.3 Dirigir e gerenciar a execução do projeto</text:span></text:span><text:span text:style-name="T3"><text:line-break/>Saídas. </text:span></text:p>
      <text:p text:style-name="P3"><text:span text:style-name="T3">3 Pedidos de mudanças</text:span></text:p>
      <text:p text:style-name="P3"><text:span text:style-name="T3">Correções, preventivas, defeitos, atualizações.</text:span></text:p>
      <text:list xml:id="list5330079160531432757" text:style-name="L1">
        <text:list-item>
          <text:list>
            <text:list-item>
              <text:list>
                <text:list-item>
                  <text:list>
                    <text:list-item>
                      <text:list>
                        <text:list-item>
                          <text:list>
                            <text:list-item>
                              <text:list>
                                <text:list-item>
                                  <text:list>
                                    <text:list-item>
                                      <text:p text:style-name="P4"><text:span text:style-name="T3">Atualizações para os planos subsidiários.</text:span></text:p>
                                    </text:list-item>
                                    <text:list-item>
                                      <text:p text:style-name="P4"><text:span text:style-name="T3">5 Atualizações para demais documentos.</text:span></text:p>
                                    </text:list-item>
                                  </text:list>
                                </text:list-item>
                              </text:list>
                            </text:list-item>
                          </text:list>
                        </text:list-item>
                      </text:list>
                    </text:list-item>
                  </text:list>
                </text:list-item>
              </text:list>
            </text:list-item>
          </text:list>
        </text:list-item>
      </text:list>
      <text:p text:style-name="P3"><text:a xlink:type="simple" xlink:href="https://slideplayer.com.br/slide/1637427/5/images/32/4.4+Monitorar+e+Controlar+o+trabalho+do+projeto.jpg" office:target-frame-name="_blank" xlink:show="new" text:style-name="Internet_20_link" text:visited-style-name="Visited_20_Internet_20_Link"><text:span text:style-name="T4">32</text:span></text:a><text:span text:style-name="T3"> </text:span><text:span text:style-name="Strong_20_Emphasis"><text:span text:style-name="T1">4.4 Monitorar e Controlar o trabalho do projeto</text:span></text:span><text:span text:style-name="T3"><text:line-break/>Inclui a coleta, medição e disseminação das informações sobre o desempenho e a avaliação das medições e tendências para efetuar melhorias no processo.</text:span></text:p>
      <text:p text:style-name="P3"><text:span text:style-name="T3">O monitoramento contínuo permite que a equipe de gerenciamento de projetos tenha uma visão clara da saúde do projeto e identifica as áreas que exigem atenção especial.</text:span></text:p>
      <text:p text:style-name="P3"><text:a xlink:type="simple" xlink:href="https://slideplayer.com.br/slide/1637427/5/images/33/4.4+Monitorar+e+Controlar+o+trabalho+do+projeto.jpg" office:target-frame-name="_blank" xlink:show="new" text:style-name="Internet_20_link" text:visited-style-name="Visited_20_Internet_20_Link"><text:span text:style-name="T4">33</text:span></text:a><text:span text:style-name="T3"> </text:span><text:span text:style-name="Strong_20_Emphasis"><text:span text:style-name="T1">4.4 Monitorar e Controlar o trabalho do projeto</text:span></text:span><text:span text:style-name="T3"><text:line-break/>Comparação do desempenho real do projeto com o plano de gerenciamento, determinando se são indicadas ações preventivas ou corretivas, e sua recomendação;</text:span></text:p>
      <text:p text:style-name="P3"><text:span text:style-name="T3">Análise, acompanhamento e monitoramento de riscos do projeto para garantir que sejam identificados, que o andamento seja relatado e que planos de respostas a riscos adequados estejam sendo executados.</text:span></text:p>
      <text:p text:style-name="P3"><text:a xlink:type="simple" xlink:href="https://slideplayer.com.br/slide/1637427/5/images/34/4.4+Monitorar+e+Controlar+o+trabalho+do+projeto.jpg" office:target-frame-name="_blank" xlink:show="new" text:style-name="Internet_20_link" text:visited-style-name="Visited_20_Internet_20_Link"><text:span text:style-name="T4">34</text:span></text:a><text:span text:style-name="T3"> </text:span><text:span text:style-name="Strong_20_Emphasis"><text:span text:style-name="T1">4.4 Monitorar e Controlar o trabalho do projeto</text:span></text:span><text:span text:style-name="T3"><text:line-break/>Manutenção de uma base de informações precisas e corretas relativas ao(s) produto(s) do projeto e a sua documentação associada;</text:span></text:p>
      <text:p text:style-name="P3"><text:span text:style-name="T3">Fornecimento de informações para dar suporte a relatórios de andamento, medições de progresso e previsões;Fornecimento de previsões para atualizar o cronograma atual.</text:span></text:p>
      <text:p text:style-name="P3"><text:span text:style-name="T3">Monitoramento da implementação de mudanças aprovadas.</text:span></text:p>
      <text:p text:style-name="P3"><text:a xlink:type="simple" xlink:href="https://slideplayer.com.br/slide/1637427/5/images/35/4.4+Monitorar+e+Controlar+o+trabalho+do+projeto.jpg" office:target-frame-name="_blank" xlink:show="new" text:style-name="Internet_20_link" text:visited-style-name="Visited_20_Internet_20_Link"><text:span text:style-name="T4">35</text:span></text:a><text:span text:style-name="T3"> </text:span><text:span text:style-name="Strong_20_Emphasis"><text:span text:style-name="T1">4.4 Monitorar e Controlar o trabalho do projeto</text:span></text:span><text:span text:style-name="T3"><text:line-break/>Entradas.</text:span></text:p>
      <text:p text:style-name="P3"><text:span text:style-name="T3">1 Plano de gerenciamento do projeto.</text:span></text:p>
      <text:p text:style-name="P3"><text:span text:style-name="T3">2 Previsões para términoDerivadas da comparação entre a linha de base do cronograma e a situação atual, apuração de variações estabelecendo índices..</text:span></text:p>
      <text:p text:style-name="P3"><text:span text:style-name="T3">3 Previsões para custo</text:span></text:p>
      <text:p text:style-name="P3"><text:soft-page-break/><text:a xlink:type="simple" xlink:href="https://slideplayer.com.br/slide/1637427/5/images/36/4.4+Monitorar+e+Controlar+o+trabalho+do+projeto.jpg" office:target-frame-name="_blank" xlink:show="new" text:style-name="Internet_20_link" text:visited-style-name="Visited_20_Internet_20_Link"><text:span text:style-name="T4">36</text:span></text:a><text:span text:style-name="T3"> </text:span><text:span text:style-name="Strong_20_Emphasis"><text:span text:style-name="T1">4.4 Monitorar e Controlar o trabalho do projeto</text:span></text:span><text:span text:style-name="T3"><text:line-break/>Entradas.</text:span></text:p>
      <text:p text:style-name="P3"><text:span text:style-name="T3">4 Solicitações de mudança validadas</text:span></text:p>
      <text:p text:style-name="P3"><text:span text:style-name="T3">As solicitações de mudança eventualmente rejeitadas incluem sua documentação de apoio e a situação da revisão das mudanças, que mostra a razão e destinação dos pedidos quando rejeitados.</text:span></text:p>
      <text:list xml:id="list5318194287436848800" text:style-name="L2">
        <text:list-item>
          <text:list>
            <text:list-item>
              <text:list>
                <text:list-item>
                  <text:list>
                    <text:list-item>
                      <text:list>
                        <text:list-item>
                          <text:list>
                            <text:list-item>
                              <text:list>
                                <text:list-item>
                                  <text:list>
                                    <text:list-item>
                                      <text:list>
                                        <text:list-item>
                                          <text:list>
                                            <text:list-item>
                                              <text:p text:style-name="P5"><text:span text:style-name="T3">Informações de Desempenho</text:span></text:p>
                                            </text:list-item>
                                            <text:list-item>
                                              <text:p text:style-name="P5"><text:span text:style-name="T3">.6 Fatores ambientais organizacionais.</text:span></text:p>
                                            </text:list-item>
                                            <text:list-item>
                                              <text:p text:style-name="P5"><text:span text:style-name="T3">7 Ativos de processos organizacionais</text:span></text:p>
                                            </text:list-item>
                                          </text:list>
                                        </text:list-item>
                                      </text:list>
                                    </text:list-item>
                                  </text:list>
                                </text:list-item>
                              </text:list>
                            </text:list-item>
                          </text:list>
                        </text:list-item>
                      </text:list>
                    </text:list-item>
                  </text:list>
                </text:list-item>
              </text:list>
            </text:list-item>
          </text:list>
        </text:list-item>
      </text:list>
      <text:p text:style-name="P3"><text:a xlink:type="simple" xlink:href="https://slideplayer.com.br/slide/1637427/5/images/37/4.4+Monitorar+e+controlar+o+trabalho+do+projeto.jpg" office:target-frame-name="_blank" xlink:show="new" text:style-name="Internet_20_link" text:visited-style-name="Visited_20_Internet_20_Link"><text:span text:style-name="T4">37</text:span></text:a><text:span text:style-name="T3"> </text:span><text:span text:style-name="Strong_20_Emphasis"><text:span text:style-name="T1">4.4 Monitorar e controlar o trabalho do projeto</text:span></text:span><text:span text:style-name="T3"><text:line-break/>Ferramentas e técnicas.</text:span></text:p>
      <text:p text:style-name="P3"><text:span text:style-name="T3">1 Opinião especializada.</text:span></text:p>
      <text:p text:style-name="P3"><text:span text:style-name="T3">2 Técnicas analíticasExemplo - a técnica do valor agregado mede o desempenho do projeto conforme ele se move da iniciação do projeto para o seu encerramento. Fornece um meio de prever o desempenho futuro com base no desempenho passado..</text:span></text:p>
      <text:p text:style-name="P3"><text:span text:style-name="T3">3 Sistema de informações do gerenciamento de projetosMetodologia de gerenciamento de projetos.</text:span></text:p>
      <text:p text:style-name="P3"><text:span text:style-name="T3">4 Reuniões</text:span></text:p>
      <text:p text:style-name="P3"><text:a xlink:type="simple" xlink:href="https://slideplayer.com.br/slide/1637427/5/images/38/4.4+Monitorar+e+Controlar+o+trabalho+do+projeto.jpg" office:target-frame-name="_blank" xlink:show="new" text:style-name="Internet_20_link" text:visited-style-name="Visited_20_Internet_20_Link"><text:span text:style-name="T4">38</text:span></text:a><text:span text:style-name="T3"> </text:span><text:span text:style-name="Strong_20_Emphasis"><text:span text:style-name="T1">4.4 Monitorar e Controlar o trabalho do projeto</text:span></text:span><text:span text:style-name="T3"><text:line-break/>Saídas.</text:span></text:p>
      <text:p text:style-name="P3"><text:span text:style-name="T3">1 Mudanças solicitadas.</text:span></text:p>
      <text:p text:style-name="P3"><text:span text:style-name="T3">2 Relatórios de desempenho.</text:span></text:p>
      <text:p text:style-name="P3"><text:span text:style-name="T3">3 Atualizações para os planos de gerenciamento.</text:span></text:p>
      <text:p text:style-name="P3"><text:span text:style-name="T3">4 Atualizações para documentos do projeto</text:span></text:p>
      <text:p text:style-name="P3"><text:span text:style-name="T3"/></text:p>
      <text:p text:style-name="P3"><text:soft-page-break/><text:a xlink:type="simple" xlink:href="https://slideplayer.com.br/slide/1637427/5/images/39/4.5+Controle+integrado+de+mudanças.jpg" office:target-frame-name="_blank" xlink:show="new" text:style-name="Internet_20_link" text:visited-style-name="Visited_20_Internet_20_Link"><text:span text:style-name="T4">39</text:span></text:a><text:span text:style-name="T3"> </text:span><text:span text:style-name="Strong_20_Emphasis"><text:span text:style-name="T1">4.5 Controle integrado de mudanças</text:span></text:span><text:span text:style-name="T3"><text:line-break/>É o processo de rever, aprovar ou não, programar execução das mudanças propostas.</text:span></text:p>
      <text:p text:style-name="P3"><text:span text:style-name="T3">Devem ser acompanhadas de estimativas de custos, sequências de atividades do cronograma, datas do cronograma, recursos necessários e análise de alternativas de respostas a riscos, novos ou revisados.</text:span></text:p>
      <text:p text:style-name="P3"><text:span text:style-name="T3">Essas mudanças podem exigir ajustes no plano de gerenciamento, na declaração do escopo ou em outras entregas do projeto.</text:span></text:p>
      <text:p text:style-name="P3"><text:a xlink:type="simple" xlink:href="https://slideplayer.com.br/slide/1637427/5/images/40/4.5+Controle+integrado+de+mudanças.jpg" office:target-frame-name="_blank" xlink:show="new" text:style-name="Internet_20_link" text:visited-style-name="Visited_20_Internet_20_Link"><text:span text:style-name="T4">40</text:span></text:a><text:span text:style-name="T3"> </text:span><text:span text:style-name="Strong_20_Emphasis"><text:span text:style-name="T1">4.5 Controle integrado de mudanças</text:span></text:span><text:span text:style-name="T3"><text:line-break/>Entradas.</text:span></text:p>
      <text:p text:style-name="P3"><text:span text:style-name="T3">1 Plano de gerenciamento do projeto.</text:span></text:p>
      <text:p text:style-name="P3"><text:span text:style-name="T3">2 Informações sobre o desempenho do trabalho.</text:span></text:p>
      <text:p text:style-name="P3"><text:span text:style-name="T3">3 Mudanças solicitadas.</text:span></text:p>
      <text:p text:style-name="P3"><text:span text:style-name="T3">4 Fatores ambientais organizacionais.</text:span></text:p>
      <text:p text:style-name="P3"><text:span text:style-name="T3">5 Ativos de processos organizacionais</text:span></text:p>
      <text:p text:style-name="P3"><text:a xlink:type="simple" xlink:href="https://slideplayer.com.br/slide/1637427/5/images/41/4.5+Controle+integrado+de+mudanças.jpg" office:target-frame-name="_blank" xlink:show="new" text:style-name="Internet_20_link" text:visited-style-name="Visited_20_Internet_20_Link"><text:span text:style-name="T4">41</text:span></text:a><text:span text:style-name="T3"> </text:span><text:span text:style-name="Strong_20_Emphasis"><text:span text:style-name="T1">4.5 Controle integrado de mudanças</text:span></text:span><text:span text:style-name="T3"><text:line-break/>Ferramentas e técnicas.</text:span></text:p>
      <text:p text:style-name="P3"><text:span text:style-name="T3">1 Opinião especializada.</text:span></text:p>
      <text:p text:style-name="P3"><text:span text:style-name="T3">2 Reuniões.</text:span></text:p>
      <text:p text:style-name="P3"><text:span text:style-name="T3">3 Ferramentas de controle de mudanças, configurações acompanhamento, auditoria e versões.</text:span></text:p>
      <text:p text:style-name="P3"><text:a xlink:type="simple" xlink:href="https://slideplayer.com.br/slide/1637427/5/images/42/4.5+Controle+integrado+de+mudanças.jpg" office:target-frame-name="_blank" xlink:show="new" text:style-name="Internet_20_link" text:visited-style-name="Visited_20_Internet_20_Link"><text:span text:style-name="T4">42</text:span></text:a><text:span text:style-name="T3"> </text:span><text:span text:style-name="Strong_20_Emphasis"><text:span text:style-name="T1">4.5 Controle integrado de mudanças</text:span></text:span><text:span text:style-name="T3"><text:line-break/>Saídas.</text:span></text:p>
      <text:p text:style-name="P3"><text:span text:style-name="T3">1 Solicitações de mudança aprovadas.</text:span></text:p>
      <text:p text:style-name="P3"><text:span text:style-name="T3">2 Histórico de mudanças.</text:span></text:p>
      <text:p text:style-name="P3"><text:span text:style-name="T3">3 Atualizações para o Plano de gerenciamento do projeto.</text:span></text:p>
      <text:p text:style-name="P3"><text:span text:style-name="T3">4 Atualizações para documentos do projeto</text:span></text:p>
      <text:p text:style-name="P3"><text:soft-page-break/><text:a xlink:type="simple" xlink:href="https://slideplayer.com.br/slide/1637427/5/images/43/4.6+Encerrar+o+projeto+ou+fase.jpg" office:target-frame-name="_blank" xlink:show="new" text:style-name="Internet_20_link" text:visited-style-name="Visited_20_Internet_20_Link"><text:span text:style-name="T4">43</text:span></text:a><text:span text:style-name="T3"> </text:span><text:span text:style-name="Strong_20_Emphasis"><text:span text:style-name="T1">4.6 Encerrar o projeto ou fase</text:span></text:span><text:span text:style-name="T3"><text:line-break/>Entradas.</text:span></text:p>
      <text:p text:style-name="P3"><text:span text:style-name="T3">1 Plano de gerenciamento do projeto</text:span></text:p>
      <text:p text:style-name="P3"><text:span text:style-name="T3">Documentação do contrato.</text:span></text:p>
      <text:p text:style-name="P3"><text:span text:style-name="T3">2 Entregas aceitas.</text:span></text:p>
      <text:p text:style-name="P3"><text:span text:style-name="T3">3 Ativos de processos organizacionais</text:span></text:p>
      <text:p text:style-name="P3"><text:a xlink:type="simple" xlink:href="https://slideplayer.com.br/slide/1637427/5/images/44/4.6+Encerrar+o+projeto+ou+fase.jpg" office:target-frame-name="_blank" xlink:show="new" text:style-name="Internet_20_link" text:visited-style-name="Visited_20_Internet_20_Link"><text:span text:style-name="T4">44</text:span></text:a><text:span text:style-name="T3"> </text:span><text:span text:style-name="Strong_20_Emphasis"><text:span text:style-name="T1">4.6 Encerrar o projeto ou fase</text:span></text:span><text:span text:style-name="T3"><text:line-break/>Ferramentas e técnicas.</text:span></text:p>
      <text:p text:style-name="P3"><text:span text:style-name="T3">1 Opinião especializada</text:span></text:p>
      <text:p text:style-name="P3"><text:span text:style-name="T3">Os seus Departamentos Jurídico e Financeiro!.</text:span></text:p>
      <text:p text:style-name="P3"><text:span text:style-name="T3">2 Técnicas estatísticas.</text:span></text:p>
      <text:p text:style-name="P3"><text:span text:style-name="T3">3 Reuniões</text:span></text:p>
      <text:p text:style-name="P3"><text:a xlink:type="simple" xlink:href="https://slideplayer.com.br/slide/1637427/5/images/45/4.6+Encerrar+o+projeto+ou+fase.jpg" office:target-frame-name="_blank" xlink:show="new" text:style-name="Internet_20_link" text:visited-style-name="Visited_20_Internet_20_Link"><text:span text:style-name="T4">45</text:span></text:a><text:span text:style-name="T3"> </text:span><text:span text:style-name="Strong_20_Emphasis"><text:span text:style-name="T1">4.6 Encerrar o projeto ou fase</text:span></text:span><text:span text:style-name="T3"><text:line-break/>Saídas.</text:span></text:p>
      <text:p text:style-name="P3"><text:span text:style-name="T3">1 Produto, serviço ou resultado final</text:span></text:p>
      <text:p text:style-name="P3"><text:span text:style-name="T3">A aceitação formal e a entrega do produto, serviço ou resultado final que o projeto foi autorizado a produzir. Inclui o recebimento de uma declaração formal de que os termos do contrato foram atendidos..</text:span></text:p>
      <text:p text:style-name="P3"><text:span text:style-name="T3">2 Ativos de processos organizacionais (atualizações)</text:span></text:p>
      <text:p text:style-name="P3"><text:span text:style-name="T3">O encerramento incluirá o desenvolvimento do índice e localização da documentação do projeto usando o sistema de gerenciamento de configuração</text:span></text:p>
      <text:p text:style-name="P3"><text:span text:style-name="T3"/></text:p>
      <text:p text:style-name="P3"><text:span text:style-name="T3"/></text:p>
      <text:p text:style-name="P3"><text:span text:style-name="T3"/></text:p>
      <text:p text:style-name="P3"><text:soft-page-break/><text:a xlink:type="simple" xlink:href="https://slideplayer.com.br/slide/1637427/5/images/46/4.6+Encerrar+o+projeto+ou+fase.jpg" office:target-frame-name="_blank" xlink:show="new" text:style-name="Internet_20_link" text:visited-style-name="Visited_20_Internet_20_Link"><text:span text:style-name="T4">46</text:span></text:a><text:span text:style-name="T3"> </text:span><text:span text:style-name="Strong_20_Emphasis"><text:span text:style-name="T1">4.6 Encerrar o projeto ou fase</text:span></text:span><text:span text:style-name="T3"><text:line-break/>Saídas</text:span></text:p>
      <text:p text:style-name="P3"><text:span text:style-name="T3">Procedimento de encerramento administrativo</text:span></text:p>
      <text:p text:style-name="P3"><text:span text:style-name="T3">Estabelecidos os procedimentos para transferir os serviços ou produtos do projeto para a produção e/ou para as operações.</text:span></text:p>
      <text:p text:style-name="P3"><text:span text:style-name="T3">Ações e atividades para definir os requisitos de aprovação das partes interessadas em relação a mudanças e a todos os níveis de entregas.</text:span></text:p>
      <text:p text:style-name="P3"><text:span text:style-name="T3">Ações para confirmar que o projeto atendeu a todos os requisitos do patrocinador, cliente e outras partes interessadas, verificar se todas as entregas foram fornecidas e aceitas e validar o atendimento dos critérios de saída e de término.</text:span></text:p>
      <text:p text:style-name="P3"><text:a xlink:type="simple" xlink:href="https://slideplayer.com.br/slide/1637427/5/images/47/4.6+Encerrar+o+projeto+ou+fase.jpg" office:target-frame-name="_blank" xlink:show="new" text:style-name="Internet_20_link" text:visited-style-name="Visited_20_Internet_20_Link"><text:span text:style-name="T4">47</text:span></text:a><text:span text:style-name="T3"> </text:span><text:span text:style-name="Strong_20_Emphasis"><text:span text:style-name="T1">4.6 Encerrar o projeto ou fase</text:span></text:span><text:span text:style-name="T3"><text:line-break/>Saídas</text:span></text:p>
      <text:p text:style-name="P3"><text:span text:style-name="T3">Procedimento de encerramento de contratos</text:span></text:p>
      <text:p text:style-name="P3"><text:span text:style-name="T3">Metodologia passo a passo que aborda os termos e condições dos contratos e quaisquer critérios de saída ou de término necessários para o encerramento do contrato.</text:span></text:p>
      <text:p text:style-name="P3"><text:span text:style-name="T3">Descreve todas as atividades e responsabilidades relacionadas dos membros da equipe do projeto, clientes e outras partes interessadas envolvidos no processo de encerramento de contratos.</text:span></text:p>
      <text:p text:style-name="P3"><text:span text:style-name="T3">As ações realizadas encerram formalmente todos os contratos associados ao projeto terminado.</text:span></text:p>
      <text:p text:style-name="P3"><text:a xlink:type="simple" xlink:href="https://slideplayer.com.br/slide/1637427/5/images/48/4.6+Encerrar+o+projeto+ou+fase.jpg" office:target-frame-name="_blank" xlink:show="new" text:style-name="Internet_20_link" text:visited-style-name="Visited_20_Internet_20_Link"><text:span text:style-name="T4">48</text:span></text:a><text:span text:style-name="T3"> </text:span><text:span text:style-name="Strong_20_Emphasis"><text:span text:style-name="T1">4.6 Encerrar o projeto ou fase</text:span></text:span><text:span text:style-name="T3"><text:line-break/>Documentação da aceitação formal.</text:span></text:p>
      <text:p text:style-name="P3"><text:span text:style-name="T3">Arquivos do projeto.</text:span></text:p>
      <text:p text:style-name="P3"><text:span text:style-name="T3">Documentos de encerramento do projeto.</text:span></text:p>
      <text:p text:style-name="P3"><text:span text:style-name="T3">Informações históricas.</text:span></text:p>
      <text:p text:style-name="P3"><text:span text:style-name="T3">As informações históricas e as informações sobre as lições aprendidas são transferidas para a base de conhecimento para serem usadas por futuros projetos.</text:span></text:p>
      <text:p text:style-name="P7"><text:a xlink:type="simple" xlink:href="https://slideplayer.com.br/slide/1637427/5/images/49/Sucesso%21%21%21..jpg" office:target-frame-name="_blank" xlink:show="new" text:style-name="Internet_20_link" text:visited-style-name="Visited_20_Internet_20_Link"><text:span text:style-name="T4">49</text:span></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ge Nami Harbes</meta:initial-creator>
    <meta:creation-date>2022-11-30T09:52:19.86</meta:creation-date>
    <dc:date>2022-11-30T12:50:44.14</dc:date>
    <dc:creator>Jorge Nami Harbes</dc:creator>
    <meta:editing-duration>PT2H58M12S</meta:editing-duration>
    <meta:editing-cycles>33</meta:editing-cycles>
    <meta:generator>OpenOffice/4.1.9$Win32 OpenOffice.org_project/419m1$Build-9805</meta:generator>
    <meta:document-statistic meta:table-count="0" meta:image-count="0" meta:object-count="0" meta:page-count="16" meta:paragraph-count="237" meta:word-count="2743" meta:character-count="18687"/>
  </office:meta>
</office:document-meta>
</file>